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UserDestinationResolver.isRemoveLeadingSla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esult.ParseResult( String sourceDest , String actualDest , String subscribeDest , Set &lt; String &gt; sessionIds , @ Nullable String u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rseResult.getActualDestin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esult.getSessionI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UserDestinationResolver.checkDestination( String destination , String required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esult.getSourceDestin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UserDestinationResolver.getSessionIdsByUser( String userName , @ Nullable String sessionI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DefaultUserDestinationResolver.resolveDestination( Message &lt; ? &gt; messag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DefaultUserDestinationResolver.getTargetDestination( String sourceDestination , String actualDestination , String sessionId , @ Nullable String u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UserDestinationResolver.setRemoveLeadingSlash( boolean remo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UserDestinationResolver.DefaultUserDestinationResolver( SimpUserRegistry user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UserDestinationResolver.setUserDestinationPrefix( String prefi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UserDestinationResolver.parseMessage( MessageHeaders headers , String sourceD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DefaultUserDestinationResolver.getDestination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UserDestinationResolver.parse( Message &lt; ? &gt; messag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DefaultUserDestinationResolver.parseSubscriptionMessage( Message &lt; ? &gt; message , String sourceDestinat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DefaultUserDestinationResolver.getSimpUserRegis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UserDestinationResolv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esult.getSubscribeDestin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esult.get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